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Tizi-Ouzou, Algeria<text:line-break/>Phone: +213 552 413 491</text:p>
      <text:h text:style-name="Heading_20_2" text:outline-level="2"><text:bookmark-start text:name="introduction"/>Introduction<text:bookmark-end text:name="introduction"/></text:h>
      <text:p text:style-name="First_20_paragraph">Graduated, both, in <text:span text:style-name="T1">Ecology</text:span> and in <text:span text:style-name="T1">Geoinformation</text:span>. My research is mainly on Landcover change and forest fire mapping using satellite Remote Sensing and GIS.</text:p>
      <text:p text:style-name="Text_20_body">Fan of <text:span text:style-name="T1">Data science</text:span>, I like to investigate new Image Processing, Machine Learning, Statistics and Timeseries Analysis techniques.</text:p>
      <text:p text:style-name="Text_20_body">My most used tools are Python and its Geospatial libraries, QGIS, Bash, SQL, HTML, CSS and Git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Jun 2019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text:line-break/></text:p>
        </text:list-item>
        <text:list-item>
          <text:p text:style-name="P1">Mar 2013–Sep 2013 : 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text:line-break/></text:p>
        </text:list-item>
        <text:list-item>
          <text:p text:style-name="P1">Nov 2011–Feb 2013 : 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</text:p>
        </text:list-item>
      </text:list>
      <text:h text:style-name="Heading_20_2" text:outline-level="2"><text:bookmark-start text:name="education"/>Education<text:bookmark-end text:name="education"/></text:h>
      <text:list text:style-name="L2">
        <text:list-item>
          <text:p text:style-name="P2">2016 – current : <text:span text:style-name="T2">Doctoral candidate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2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2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2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2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I was member of the organising committee of the two following international conferenc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5">
        <text:list-item>
          <text:p text:style-name="P5"><text:span text:style-name="T1">Kabyle :</text:span> Mother tongue</text:p>
        </text:list-item>
        <text:list-item>
          <text:p text:style-name="P5"><text:span text:style-name="T1">English:</text:span> TOEFL ITP</text:p>
        </text:list-item>
        <text:list-item>
          <text:p text:style-name="P5"><text:span text:style-name="T1">French:</text:span> Fluent</text:p>
        </text:list-item>
        <text:list-item>
          <text:p text:style-name="P5"><text:span text:style-name="T1">Arabic:</text:span> Fluent</text:p>
        </text:list-item>
        <text:list-item>
          <text:p text:style-name="P5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